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402" officeooo:paragraph-rsid="000fff05"/>
    </style:style>
    <style:style style:name="P2" style:family="paragraph" style:parent-style-name="Standard">
      <style:text-properties fo:font-weight="normal" officeooo:rsid="00a6bcfd" officeooo:paragraph-rsid="0011e3ef" style:font-weight-asian="normal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86138" officeooo:paragraph-rsid="00123ec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normal" officeooo:rsid="00137bde" officeooo:paragraph-rsid="00137bde" style:font-weight-asian="normal" style:font-weight-complex="normal"/>
    </style:style>
    <style:style style:name="T1" style:family="text">
      <style:text-properties officeooo:rsid="0011d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те непостижимо далёкие времена я ещё не знал, что все мои невзгоды или радости, взлёты и падения, <text:s/>все мои тупости и озарения, <text:span text:style-name="T1">исходят</text:span> от той сволочи в не<text:span text:style-name="T1">достиж</text:span>имо далёком будущем, которая сейчас слагает это письмо тебе, лёжа в палатке посреди тёмного леса <text:span text:style-name="T1">под неумолчное</text:span> журча<text:span text:style-name="T1">нье </text:span>струй реки по имени Варанда...</text:p>
      <text:p text:style-name="P1"/>
      <text:p text:style-name="P2">На некоторые вопросы я так и не смогу узнать ответа. Никогда...</text:p>
      <text:p text:style-name="P4"/>
      <text:p text:style-name="P4">Просто некоторые мысли нельзя начинать думать, а если уж начал, то лучше не додумывать до конца...</text:p>
      <text:p text:style-name="P4"/>
      <text:p text:style-name="P3">И, пожалуй, это была последняя мерзость из сделанных мною в жизни.</text:p>
      <text:p text:style-name="P3">Да? Нет — точно последняя...</text:p>
      <text:p text:style-name="P3">Если, конечно, тот сучий потрох в китайской палатке ещё чего <text:s/>нибудь не нароет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14T14:19:09.827754872</meta:creation-date>
    <dc:date>2016-08-19T18:44:51.458739923</dc:date>
    <dc:creator>sehrguey </dc:creator>
    <meta:editing-duration>PT6M6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1" meta:paragraph-count="6" meta:word-count="106" meta:character-count="649" meta:non-whitespace-character-count="546"/>
  </office:meta>
</office:document-meta>
</file>